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" style:family="table-cell" style:parent-style-name="Default" style:data-style-name="N135">
      <style:table-cell-properties fo:background-color="#fff5ce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9" office:value-type="string" calcext:value-type="string">
            <text:p>출판사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1" table:number-columns-repeated="5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2" table:style-name="ce18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35"/>
          <table:table-cell table:style-name="ce35" office:value-type="string" calcext:value-type="string">
            <text:p>느낌이 있는 책</text:p>
          </table:table-cell>
          <table:table-cell table:style-name="ce38" office:value-type="string" calcext:value-type="string">
            <text:p>토머스 불핀치</text:p>
          </table:table-cell>
          <table:table-cell table:style-name="ce38"/>
          <table:table-cell table:style-name="ce38" office:value-type="string" calcext:value-type="string">
            <text:p>이경숙</text:p>
          </table:table-cell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 table:number-columns-repeated="2"/>
          <table:table-cell table:style-name="ce38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 table:number-columns-repeated="2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D3:list.D31">
            <calcext:condition calcext:apply-style-name="Error" calcext:value="duplicate" calcext:base-cell-address="list.D3"/>
          </calcext:conditional-format>
          <calcext:conditional-format calcext:target-range-address="list.E3:list.E31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06:43:54.19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6T06:46:33.354000000</dc:date>
    <meta:editing-duration>P1DT2H2M2S</meta:editing-duration>
    <meta:editing-cycles>479</meta:editing-cycles>
    <meta:document-statistic meta:table-count="1" meta:cell-count="17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